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Pictures/10000001000003AD0000002FF8F9238C.png" manifest:media-type="image/png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co3" style:family="table-column">
      <style:table-column-properties fo:break-before="auto" style:column-width="1.172in"/>
    </style:style>
    <style:style style:name="co4" style:family="table-column">
      <style:table-column-properties fo:break-before="auto" style:column-width="1.0543in"/>
    </style:style>
    <style:style style:name="co5" style:family="table-column">
      <style:table-column-properties fo:break-before="auto" style:column-width="1.0972in"/>
    </style:style>
    <style:style style:name="co6" style:family="table-column">
      <style:table-column-properties fo:break-before="auto" style:column-width="1.1398in"/>
    </style:style>
    <style:style style:name="co7" style:family="table-column">
      <style:table-column-properties fo:break-before="auto" style:column-width="1.022in"/>
    </style:style>
    <style:style style:name="co8" style:family="table-column">
      <style:table-column-properties fo:break-before="auto" style:column-width="1.1075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130"/>
    <style:style style:name="ce2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6843in" svg:y="3.0724in">
            <draw:object draw:notify-on-update-of-ranges="Sheet1.H11:Sheet1.H16 Sheet1.A10:Sheet1.A10 Sheet1.A11:Sheet1.A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9.1244in" svg:y="3.072in">
            <draw:object draw:notify-on-update-of-ranges="Sheet1.G11:Sheet1.G16 Sheet1.A10:Sheet1.A10 Sheet1.A11:Sheet1.A1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6.2988in" svg:height="3.5429in" svg:x="2.7102in" svg:y="6.9831in">
            <draw:object draw:notify-on-update-of-ranges="Sheet1.K11:Sheet1.K16 Sheet1.A10:Sheet1.A10 Sheet1.A11:Sheet1.A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1" draw:text-style-name="P1" svg:width="6.2988in" svg:height="3.5429in" svg:x="9.1315in" svg:y="7.0461in">
            <draw:object draw:notify-on-update-of-ranges="Sheet1.L11:Sheet1.L16 Sheet1.A10:Sheet1.A10 Sheet1.A11:Sheet1.A1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D_small_in (px)</text:p>
          </table:table-cell>
          <table:table-cell office:value-type="string" calcext:value-type="string">
            <text:p>D_small_out (px)</text:p>
          </table:table-cell>
          <table:table-cell office:value-type="string" calcext:value-type="string">
            <text:p>D_large_in (px)</text:p>
          </table:table-cell>
          <table:table-cell office:value-type="string" calcext:value-type="string">
            <text:p>D_large_out (px)</text:p>
          </table:table-cell>
          <table:table-cell table:number-columns-repeated="1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70" calcext:value-type="float">
            <text:p>570</text:p>
          </table:table-cell>
          <table:table-cell office:value-type="float" office:value="646" calcext:value-type="float">
            <text:p>646</text:p>
          </table:table-cell>
          <table:table-cell office:value-type="float" office:value="968" calcext:value-type="float">
            <text:p>968</text:p>
          </table:table-cell>
          <table:table-cell office:value-type="float" office:value="1090" calcext:value-type="float">
            <text:p>1090</text:p>
          </table:table-cell>
          <table:table-cell>
            <draw:frame draw:z-index="2" draw:name="Image 1" draw:style-name="gr2" draw:text-style-name="P1" svg:width="10.1602in" svg:height="0.4909in" svg:x="0.7803in" svg:y="0.1358in">
              <draw:image xlink:href="Pictures/10000001000003AD0000002FF8F9238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67" calcext:value-type="float">
            <text:p>567</text:p>
          </table:table-cell>
          <table:table-cell office:value-type="float" office:value="725" calcext:value-type="float">
            <text:p>725</text:p>
          </table:table-cell>
          <table:table-cell office:value-type="float" office:value="1034" calcext:value-type="float">
            <text:p>1034</text:p>
          </table:table-cell>
          <table:table-cell office:value-type="float" office:value="1147" calcext:value-type="float">
            <text:p>1147</text:p>
          </table:table-cell>
          <table:table-cell table:number-columns-repeated="1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623" calcext:value-type="float">
            <text:p>623</text:p>
          </table:table-cell>
          <table:table-cell office:value-type="float" office:value="750" calcext:value-type="float">
            <text:p>750</text:p>
          </table:table-cell>
          <table:table-cell office:value-type="float" office:value="1036" calcext:value-type="float">
            <text:p>1036</text:p>
          </table:table-cell>
          <table:table-cell office:value-type="float" office:value="1183" calcext:value-type="float">
            <text:p>1183</text:p>
          </table:table-cell>
          <table:table-cell table:number-columns-repeated="17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730" calcext:value-type="float">
            <text:p>730</text:p>
          </table:table-cell>
          <table:table-cell office:value-type="float" office:value="866" calcext:value-type="float">
            <text:p>866</text:p>
          </table:table-cell>
          <table:table-cell office:value-type="float" office:value="1311" calcext:value-type="float">
            <text:p>1311</text:p>
          </table:table-cell>
          <table:table-cell office:value-type="float" office:value="1461" calcext:value-type="float">
            <text:p>1461</text:p>
          </table:table-cell>
          <table:table-cell table:number-columns-repeated="1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800" calcext:value-type="float">
            <text:p>800</text:p>
          </table:table-cell>
          <table:table-cell office:value-type="float" office:value="962" calcext:value-type="float">
            <text:p>962</text:p>
          </table:table-cell>
          <table:table-cell office:value-type="float" office:value="1405" calcext:value-type="float">
            <text:p>1405</text:p>
          </table:table-cell>
          <table:table-cell office:value-type="float" office:value="1624" calcext:value-type="float">
            <text:p>1624</text:p>
          </table:table-cell>
          <table:table-cell table:number-columns-repeated="17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861" calcext:value-type="float">
            <text:p>861</text:p>
          </table:table-cell>
          <table:table-cell office:value-type="float" office:value="1051" calcext:value-type="float">
            <text:p>1051</text:p>
          </table:table-cell>
          <table:table-cell office:value-type="float" office:value="1476" calcext:value-type="float">
            <text:p>1476</text:p>
          </table:table-cell>
          <table:table-cell office:value-type="float" office:value="1600" calcext:value-type="float">
            <text:p>1600</text:p>
          </table:table-cell>
          <table:table-cell table:number-columns-repeated="17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office:value-type="string" calcext:value-type="string">
            <text:p>1/sqrt(U)</text:p>
          </table:table-cell>
          <table:table-cell office:value-type="string" calcext:value-type="string">
            <text:p>D_small_in (m)</text:p>
          </table:table-cell>
          <table:table-cell office:value-type="string" calcext:value-type="string">
            <text:p>D_small_out (m)</text:p>
          </table:table-cell>
          <table:table-cell office:value-type="string" calcext:value-type="string">
            <text:p>D_large_in (m)</text:p>
          </table:table-cell>
          <table:table-cell office:value-type="string" calcext:value-type="string">
            <text:p>D_large_out (m)</text:p>
          </table:table-cell>
          <table:table-cell/>
          <table:table-cell office:value-type="string" calcext:value-type="string">
            <text:p>D_M_small (m)</text:p>
          </table:table-cell>
          <table:table-cell office:value-type="string" calcext:value-type="string">
            <text:p>D_M_large (m)</text:p>
          </table:table-cell>
          <table:table-cell office:value-type="string" calcext:value-type="string">
            <text:p>D_M Error (m)</text:p>
          </table:table-cell>
          <table:table-cell/>
          <table:table-cell office:value-type="string" calcext:value-type="string">
            <text:p>D_E_small (m)</text:p>
          </table:table-cell>
          <table:table-cell office:value-type="string" calcext:value-type="string">
            <text:p>D_E_large (m)</text:p>
          </table:table-cell>
          <table:table-cell/>
          <table:table-cell office:value-type="string" calcext:value-type="string">
            <text:p>D_E small error (m)</text:p>
          </table:table-cell>
          <table:table-cell office:value-type="string" calcext:value-type="string">
            <text:p>D_E large error (m)</text:p>
          </table:table-cell>
          <table:table-cell/>
          <table:table-cell office:value-type="string" calcext:value-type="string">
            <text:p>1/s_i^2 small</text:p>
          </table:table-cell>
          <table:table-cell office:value-type="string" calcext:value-type="string">
            <text:p>1/s_i^2 large</text:p>
          </table:table-cell>
          <table:table-cell office:value-type="string" calcext:value-type="string">
            <text:p>x_i^2/s_i^2 small</text:p>
          </table:table-cell>
          <table:table-cell office:value-type="string" calcext:value-type="string">
            <text:p>x_i^2/s_i^2 large</text:p>
          </table:table-cell>
          <table:table-cell office:value-type="string" calcext:value-type="string">
            <text:p>x_i^2/s_i^2 small</text:p>
          </table:table-cell>
          <table:table-cell office:value-type="string" calcext:value-type="string">
            <text:p>x_i^2/s_i^2 large</text:p>
          </table:table-cell>
        </table:table-row>
        <table:table-row table:style-name="ro1">
          <table:table-cell table:style-name="ce1" table:formula="of:=1/SQRT([.A2])" office:value-type="float" office:value="0.014142135623731" calcext:value-type="float">
            <text:p>0.0141</text:p>
          </table:table-cell>
          <table:table-cell table:style-name="ce1" table:formula="of:=[.B2]/[.$B$27]" office:value-type="float" office:value="0.029320987654321" calcext:value-type="float">
            <text:p>0.0293</text:p>
          </table:table-cell>
          <table:table-cell table:style-name="ce1" table:formula="of:=[.C2]/[.$B$27]" office:value-type="float" office:value="0.0332304526748971" calcext:value-type="float">
            <text:p>0.0332</text:p>
          </table:table-cell>
          <table:table-cell table:style-name="ce1" table:formula="of:=[.D2]/[.$B$27]" office:value-type="float" office:value="0.0497942386831276" calcext:value-type="float">
            <text:p>0.0498</text:p>
          </table:table-cell>
          <table:table-cell table:style-name="ce1" table:formula="of:=[.E2]/[.$B$27]" office:value-type="float" office:value="0.0560699588477366" calcext:value-type="float">
            <text:p>0.0561</text:p>
          </table:table-cell>
          <table:table-cell/>
          <table:table-cell table:style-name="ce1" table:formula="of:=AVERAGE([.B11:.C11])" office:value-type="float" office:value="0.0312757201646091" calcext:value-type="float">
            <text:p>0.0313</text:p>
          </table:table-cell>
          <table:table-cell table:style-name="ce1" table:formula="of:=AVERAGE([.D11:.E11])" office:value-type="float" office:value="0.0529320987654321" calcext:value-type="float">
            <text:p>0.0529</text:p>
          </table:table-cell>
          <table:table-cell table:style-name="ce1" table:formula="of:=[.B34]" office:value-type="float" office:value="0.0051440329218107" calcext:value-type="float">
            <text:p>0.0051</text:p>
          </table:table-cell>
          <table:table-cell/>
          <table:table-cell table:style-name="ce1" table:formula="of:=[.$B$29] *[.G11] / ([.$B$31] + SQRT([.$B$31]^2 - [.G11]^2/4))" office:value-type="float" office:value="0.0347988988152349" calcext:value-type="float">
            <text:p>0.0348</text:p>
          </table:table-cell>
          <table:table-cell table:style-name="ce1" table:formula="of:=[.$B$29] *[.H11] / ([.$B$31] + SQRT([.$B$31]^2 - [.H11]^2/4))" office:value-type="float" office:value="0.0607851839899066" calcext:value-type="float">
            <text:p>0.0608</text:p>
          </table:table-cell>
          <table:table-cell/>
          <table:table-cell table:style-name="ce1" table:formula="of:=((([.$B$29] * ([.$B$31] + SQRT([.$B$31]^2 - [.K11]^2/4)) + ([.K11]^2 / (2*SQRT([.$B$31]^2 - [.K11]^2/4)) / 2 * [.$B$29]) / [.$B$31] +  ([.$B$31] + SQRT([.$B$31]^2 - [.K11]^2/4))^2) * [.$I$11]))" office:value-type="float" office:value="0.000222564192273436" calcext:value-type="float">
            <text:p>0.0002</text:p>
          </table:table-cell>
          <table:table-cell table:style-name="ce1" table:formula="of:=((([.$B$29] * ([.$B$31] + SQRT([.$B$31]^2 - [.L11]^2/4)) + ([.L11]^2 / (2*SQRT([.$B$31]^2 - [.L11]^2/4)) / 2 * [.$B$29]) / [.$B$31] +  ([.$B$31] + SQRT([.$B$31]^2 - [.L11]^2/4))^2) * [.$I$11]))" office:value-type="float" office:value="0.000344354830413156" calcext:value-type="float">
            <text:p>0.0003</text:p>
          </table:table-cell>
          <table:table-cell/>
          <table:table-cell table:formula="of:=1/[.N11]^2" office:value-type="float" office:value="20187819.5260046" calcext:value-type="float">
            <text:p>20187819.5260046</text:p>
          </table:table-cell>
          <table:table-cell table:formula="of:=1/[.O11]^2" office:value-type="float" office:value="8433107.59171949" calcext:value-type="float">
            <text:p>8433107.59171949</text:p>
          </table:table-cell>
          <table:table-cell table:formula="of:=[.K11]^2 / [.N11]^2" office:value-type="float" office:value="24446.7097391091" calcext:value-type="float">
            <text:p>24446.7097391091</text:p>
          </table:table-cell>
          <table:table-cell table:formula="of:=[.L11]^2 / [.O11]^2" office:value-type="float" office:value="31158.9713861652" calcext:value-type="float">
            <text:p>31158.9713861652</text:p>
          </table:table-cell>
          <table:table-cell table:formula="of:=[.K11] / [.N11]^2" office:value-type="float" office:value="702513.888985658" calcext:value-type="float">
            <text:p>702513.888985658</text:p>
          </table:table-cell>
          <table:table-cell table:formula="of:=[.L11] / [.O11]^2" office:value-type="float" office:value="512607.996569347" calcext:value-type="float">
            <text:p>512607.996569347</text:p>
          </table:table-cell>
        </table:table-row>
        <table:table-row table:style-name="ro1">
          <table:table-cell table:style-name="ce1" table:formula="of:=1/SQRT([.A3])" office:value-type="float" office:value="0.0149071198499986" calcext:value-type="float">
            <text:p>0.0149</text:p>
          </table:table-cell>
          <table:table-cell table:style-name="ce1" table:formula="of:=[.B3]/[.$B$27]" office:value-type="float" office:value="0.0291666666666667" calcext:value-type="float">
            <text:p>0.0292</text:p>
          </table:table-cell>
          <table:table-cell table:style-name="ce1" table:formula="of:=[.C3]/[.$B$27]" office:value-type="float" office:value="0.0372942386831276" calcext:value-type="float">
            <text:p>0.0373</text:p>
          </table:table-cell>
          <table:table-cell table:style-name="ce1" table:formula="of:=[.D3]/[.$B$27]" office:value-type="float" office:value="0.0531893004115226" calcext:value-type="float">
            <text:p>0.0532</text:p>
          </table:table-cell>
          <table:table-cell table:style-name="ce1" table:formula="of:=[.E3]/[.$B$27]" office:value-type="float" office:value="0.0590020576131687" calcext:value-type="float">
            <text:p>0.0590</text:p>
          </table:table-cell>
          <table:table-cell/>
          <table:table-cell table:style-name="ce1" table:formula="of:=AVERAGE([.B12:.C12])" office:value-type="float" office:value="0.0332304526748971" calcext:value-type="float">
            <text:p>0.0332</text:p>
          </table:table-cell>
          <table:table-cell table:style-name="ce1" table:formula="of:=AVERAGE([.D12:.E12])" office:value-type="float" office:value="0.0560956790123457" calcext:value-type="float">
            <text:p>0.0561</text:p>
          </table:table-cell>
          <table:table-cell table:number-columns-repeated="2"/>
          <table:table-cell table:style-name="ce1" table:formula="of:=[.$B$29] *[.G4] / ([.$B$31] + SQRT([.$B$31]^2 - [.G12]^2/4))" office:value-type="float" office:value="0" calcext:value-type="float">
            <text:p>0.0000</text:p>
          </table:table-cell>
          <table:table-cell table:style-name="ce1" table:formula="of:=[.$B$29] *[.H12] / ([.$B$31] + SQRT([.$B$31]^2 - [.H12]^2/4))" office:value-type="float" office:value="0.06482766268537" calcext:value-type="float">
            <text:p>0.0648</text:p>
          </table:table-cell>
          <table:table-cell/>
          <table:table-cell table:style-name="ce1" table:formula="of:=((([.$B$29] * ([.$B$31] + SQRT([.$B$31]^2 - [.K12]^2/4)) + ([.K12]^2 / (2*SQRT([.$B$31]^2 - [.K12]^2/4)) / 2 * [.$B$29]) / [.$B$31] +  ([.$B$31] + SQRT([.$B$31]^2 - [.K12]^2/4))^2) * [.$I$11]))" office:value-type="float" office:value="0.000171111111111111" calcext:value-type="float">
            <text:p>0.0002</text:p>
          </table:table-cell>
          <table:table-cell table:style-name="ce1" table:formula="of:=((([.$B$29] * ([.$B$31] + SQRT([.$B$31]^2 - [.L12]^2/4)) + ([.L12]^2 / (2*SQRT([.$B$31]^2 - [.L12]^2/4)) / 2 * [.$B$29]) / [.$B$31] +  ([.$B$31] + SQRT([.$B$31]^2 - [.L12]^2/4))^2) * [.$I$11]))" office:value-type="float" office:value="0.000372660374323205" calcext:value-type="float">
            <text:p>0.0004</text:p>
          </table:table-cell>
          <table:table-cell/>
          <table:table-cell table:formula="of:=1/[.N12]^2" office:value-type="float" office:value="34154157.5307809" calcext:value-type="float">
            <text:p>34154157.5307809</text:p>
          </table:table-cell>
          <table:table-cell table:formula="of:=1/[.O12]^2" office:value-type="float" office:value="7200680.94641256" calcext:value-type="float">
            <text:p>7200680.94641256</text:p>
          </table:table-cell>
          <table:table-cell table:formula="of:=[.K12]^2 / [.N12]^2" office:value-type="float" office:value="0" calcext:value-type="float">
            <text:p>0</text:p>
          </table:table-cell>
          <table:table-cell table:formula="of:=[.L12]^2 / [.O12]^2" office:value-type="float" office:value="30261.7678775818" calcext:value-type="float">
            <text:p>30261.7678775818</text:p>
          </table:table-cell>
          <table:table-cell table:formula="of:=[.K12] / [.N12]^2" office:value-type="float" office:value="0" calcext:value-type="float">
            <text:p>0</text:p>
          </table:table-cell>
          <table:table-cell table:formula="of:=[.L12] / [.O12]^2" office:value-type="float" office:value="466803.315499004" calcext:value-type="float">
            <text:p>466803.315499004</text:p>
          </table:table-cell>
        </table:table-row>
        <table:table-row table:style-name="ro1">
          <table:table-cell table:style-name="ce1" table:formula="of:=1/SQRT([.A4])" office:value-type="float" office:value="0.0158113883008419" calcext:value-type="float">
            <text:p>0.0158</text:p>
          </table:table-cell>
          <table:table-cell table:style-name="ce1" table:formula="of:=[.B4]/[.$B$27]" office:value-type="float" office:value="0.0320473251028807" calcext:value-type="float">
            <text:p>0.0320</text:p>
          </table:table-cell>
          <table:table-cell table:style-name="ce1" table:formula="of:=[.C4]/[.$B$27]" office:value-type="float" office:value="0.0385802469135802" calcext:value-type="float">
            <text:p>0.0386</text:p>
          </table:table-cell>
          <table:table-cell table:style-name="ce1" table:formula="of:=[.D4]/[.$B$27]" office:value-type="float" office:value="0.0532921810699588" calcext:value-type="float">
            <text:p>0.0533</text:p>
          </table:table-cell>
          <table:table-cell table:style-name="ce1" table:formula="of:=[.E4]/[.$B$27]" office:value-type="float" office:value="0.0608539094650206" calcext:value-type="float">
            <text:p>0.0609</text:p>
          </table:table-cell>
          <table:table-cell/>
          <table:table-cell table:style-name="ce1" table:formula="of:=AVERAGE([.B13:.C13])" office:value-type="float" office:value="0.0353137860082305" calcext:value-type="float">
            <text:p>0.0353</text:p>
          </table:table-cell>
          <table:table-cell table:style-name="ce1" table:formula="of:=AVERAGE([.D13:.E13])" office:value-type="float" office:value="0.0570730452674897" calcext:value-type="float">
            <text:p>0.0571</text:p>
          </table:table-cell>
          <table:table-cell table:number-columns-repeated="2"/>
          <table:table-cell table:style-name="ce1" table:formula="of:=[.$B$29] *[.G13] / ([.$B$31] + SQRT([.$B$31]^2 - [.G13]^2/4))" office:value-type="float" office:value="0.03946790600529" calcext:value-type="float">
            <text:p>0.0395</text:p>
          </table:table-cell>
          <table:table-cell table:style-name="ce1" table:formula="of:=[.$B$29] *[.H13] / ([.$B$31] + SQRT([.$B$31]^2 - [.H13]^2/4))" office:value-type="float" office:value="0.0660931172081171" calcext:value-type="float">
            <text:p>0.0661</text:p>
          </table:table-cell>
          <table:table-cell/>
          <table:table-cell table:style-name="ce1" table:formula="of:=((([.$B$29] * ([.$B$31] + SQRT([.$B$31]^2 - [.K13]^2/4)) + ([.K13]^2 / (2*SQRT([.$B$31]^2 - [.K13]^2/4)) / 2 * [.$B$29]) / [.$B$31] +  ([.$B$31] + SQRT([.$B$31]^2 - [.K13]^2/4))^2) * [.$I$11]))" office:value-type="float" office:value="0.00023814465502007" calcext:value-type="float">
            <text:p>0.0002</text:p>
          </table:table-cell>
          <table:table-cell table:style-name="ce1" table:formula="of:=((([.$B$29] * ([.$B$31] + SQRT([.$B$31]^2 - [.L13]^2/4)) + ([.L13]^2 / (2*SQRT([.$B$31]^2 - [.L13]^2/4)) / 2 * [.$B$29]) / [.$B$31] +  ([.$B$31] + SQRT([.$B$31]^2 - [.L13]^2/4))^2) * [.$I$11]))" office:value-type="float" office:value="0.000382197804706551" calcext:value-type="float">
            <text:p>0.0004</text:p>
          </table:table-cell>
          <table:table-cell/>
          <table:table-cell table:formula="of:=1/[.N13]^2" office:value-type="float" office:value="17632679.8767742" calcext:value-type="float">
            <text:p>17632679.8767742</text:p>
          </table:table-cell>
          <table:table-cell table:formula="of:=1/[.O13]^2" office:value-type="float" office:value="6845790.80275468" calcext:value-type="float">
            <text:p>6845790.80275468</text:p>
          </table:table-cell>
          <table:table-cell table:formula="of:=[.K13]^2 / [.N13]^2" office:value-type="float" office:value="27466.7005921887" calcext:value-type="float">
            <text:p>27466.7005921887</text:p>
          </table:table-cell>
          <table:table-cell table:formula="of:=[.L13]^2 / [.O13]^2" office:value-type="float" office:value="29904.4689377328" calcext:value-type="float">
            <text:p>29904.4689377328</text:p>
          </table:table-cell>
          <table:table-cell table:formula="of:=[.K13] / [.N13]^2" office:value-type="float" office:value="695924.951997892" calcext:value-type="float">
            <text:p>695924.951997892</text:p>
          </table:table-cell>
          <table:table-cell table:formula="of:=[.L13] / [.O13]^2" office:value-type="float" office:value="452459.653908715" calcext:value-type="float">
            <text:p>452459.653908715</text:p>
          </table:table-cell>
        </table:table-row>
        <table:table-row table:style-name="ro1">
          <table:table-cell table:style-name="ce1" table:formula="of:=1/SQRT([.A5])" office:value-type="float" office:value="0.0169030850945703" calcext:value-type="float">
            <text:p>0.0169</text:p>
          </table:table-cell>
          <table:table-cell table:style-name="ce1" table:formula="of:=[.B5]/[.$B$27]" office:value-type="float" office:value="0.0375514403292181" calcext:value-type="float">
            <text:p>0.0376</text:p>
          </table:table-cell>
          <table:table-cell table:style-name="ce1" table:formula="of:=[.C5]/[.$B$27]" office:value-type="float" office:value="0.0445473251028807" calcext:value-type="float">
            <text:p>0.0445</text:p>
          </table:table-cell>
          <table:table-cell table:style-name="ce1" table:formula="of:=[.D5]/[.$B$27]" office:value-type="float" office:value="0.0674382716049383" calcext:value-type="float">
            <text:p>0.0674</text:p>
          </table:table-cell>
          <table:table-cell table:style-name="ce1" table:formula="of:=[.E5]/[.$B$27]" office:value-type="float" office:value="0.0751543209876543" calcext:value-type="float">
            <text:p>0.0752</text:p>
          </table:table-cell>
          <table:table-cell/>
          <table:table-cell table:style-name="ce1" table:formula="of:=AVERAGE([.B14:.C14])" office:value-type="float" office:value="0.0410493827160494" calcext:value-type="float">
            <text:p>0.0410</text:p>
          </table:table-cell>
          <table:table-cell table:style-name="ce1" table:formula="of:=AVERAGE([.D14:.E14])" office:value-type="float" office:value="0.0712962962962963" calcext:value-type="float">
            <text:p>0.0713</text:p>
          </table:table-cell>
          <table:table-cell table:number-columns-repeated="2"/>
          <table:table-cell table:style-name="ce1" table:formula="of:=[.$B$29] *[.G14] / ([.$B$31] + SQRT([.$B$31]^2 - [.G14]^2/4))" office:value-type="float" office:value="0.0462196602345028" calcext:value-type="float">
            <text:p>0.0462</text:p>
          </table:table-cell>
          <table:table-cell table:style-name="ce1" table:formula="of:=[.$B$29] *[.H14] / ([.$B$31] + SQRT([.$B$31]^2 - [.H14]^2/4))" office:value-type="float" office:value="0.0855970197947595" calcext:value-type="float">
            <text:p>0.0856</text:p>
          </table:table-cell>
          <table:table-cell/>
          <table:table-cell table:style-name="ce1" table:formula="of:=((([.$B$29] * ([.$B$31] + SQRT([.$B$31]^2 - [.K14]^2/4)) + ([.K14]^2 / (2*SQRT([.$B$31]^2 - [.K14]^2/4)) / 2 * [.$B$29]) / [.$B$31] +  ([.$B$31] + SQRT([.$B$31]^2 - [.K14]^2/4))^2) * [.$I$11]))" office:value-type="float" office:value="0.000265077644550272" calcext:value-type="float">
            <text:p>0.0003</text:p>
          </table:table-cell>
          <table:table-cell table:style-name="ce1" table:formula="of:=((([.$B$29] * ([.$B$31] + SQRT([.$B$31]^2 - [.L14]^2/4)) + ([.L14]^2 / (2*SQRT([.$B$31]^2 - [.L14]^2/4)) / 2 * [.$B$29]) / [.$B$31] +  ([.$B$31] + SQRT([.$B$31]^2 - [.L14]^2/4))^2) * [.$I$11]))" office:value-type="float" office:value="0.000585360880103124" calcext:value-type="float">
            <text:p>0.0006</text:p>
          </table:table-cell>
          <table:table-cell/>
          <table:table-cell table:formula="of:=1/[.N14]^2" office:value-type="float" office:value="14231602.1479191" calcext:value-type="float">
            <text:p>14231602.1479191</text:p>
          </table:table-cell>
          <table:table-cell table:formula="of:=1/[.O14]^2" office:value-type="float" office:value="2918452.37077276" calcext:value-type="float">
            <text:p>2918452.37077276</text:p>
          </table:table-cell>
          <table:table-cell table:formula="of:=[.K14]^2 / [.N14]^2" office:value-type="float" office:value="30402.3595985993" calcext:value-type="float">
            <text:p>30402.3595985993</text:p>
          </table:table-cell>
          <table:table-cell table:formula="of:=[.L14]^2 / [.O14]^2" office:value-type="float" office:value="21383.0621625232" calcext:value-type="float">
            <text:p>21383.0621625232</text:p>
          </table:table-cell>
          <table:table-cell table:formula="of:=[.K14] / [.N14]^2" office:value-type="float" office:value="657779.81586944" calcext:value-type="float">
            <text:p>657779.81586944</text:p>
          </table:table-cell>
          <table:table-cell table:formula="of:=[.L14] / [.O14]^2" office:value-type="float" office:value="249810.825351099" calcext:value-type="float">
            <text:p>249810.825351099</text:p>
          </table:table-cell>
        </table:table-row>
        <table:table-row table:style-name="ro1">
          <table:table-cell table:style-name="ce1" table:formula="of:=1/SQRT([.A6])" office:value-type="float" office:value="0.0182574185835055" calcext:value-type="float">
            <text:p>0.0183</text:p>
          </table:table-cell>
          <table:table-cell table:style-name="ce1" table:formula="of:=[.B6]/[.$B$27]" office:value-type="float" office:value="0.0411522633744856" calcext:value-type="float">
            <text:p>0.0412</text:p>
          </table:table-cell>
          <table:table-cell table:style-name="ce1" table:formula="of:=[.C6]/[.$B$27]" office:value-type="float" office:value="0.0494855967078189" calcext:value-type="float">
            <text:p>0.0495</text:p>
          </table:table-cell>
          <table:table-cell table:style-name="ce1" table:formula="of:=[.D6]/[.$B$27]" office:value-type="float" office:value="0.0722736625514403" calcext:value-type="float">
            <text:p>0.0723</text:p>
          </table:table-cell>
          <table:table-cell table:style-name="ce1" table:formula="of:=[.E6]/[.$B$27]" office:value-type="float" office:value="0.0835390946502058" calcext:value-type="float">
            <text:p>0.0835</text:p>
          </table:table-cell>
          <table:table-cell/>
          <table:table-cell table:style-name="ce1" table:formula="of:=AVERAGE([.B15:.C15])" office:value-type="float" office:value="0.0453189300411523" calcext:value-type="float">
            <text:p>0.0453</text:p>
          </table:table-cell>
          <table:table-cell table:style-name="ce1" table:formula="of:=AVERAGE([.D15:.E15])" office:value-type="float" office:value="0.077906378600823" calcext:value-type="float">
            <text:p>0.0779</text:p>
          </table:table-cell>
          <table:table-cell table:number-columns-repeated="2"/>
          <table:table-cell table:style-name="ce1" table:formula="of:=[.$B$29] *[.G15] / ([.$B$31] + SQRT([.$B$31]^2 - [.G15]^2/4))" office:value-type="float" office:value="0.0513533528087876" calcext:value-type="float">
            <text:p>0.0514</text:p>
          </table:table-cell>
          <table:table-cell table:style-name="ce1" table:formula="of:=[.$B$29] *[.H15] / ([.$B$31] + SQRT([.$B$31]^2 - [.H15]^2/4))" office:value-type="float" office:value="0.0955531564997229" calcext:value-type="float">
            <text:p>0.0956</text:p>
          </table:table-cell>
          <table:table-cell/>
          <table:table-cell table:style-name="ce1" table:formula="of:=((([.$B$29] * ([.$B$31] + SQRT([.$B$31]^2 - [.K15]^2/4)) + ([.K15]^2 / (2*SQRT([.$B$31]^2 - [.K15]^2/4)) / 2 * [.$B$29]) / [.$B$31] +  ([.$B$31] + SQRT([.$B$31]^2 - [.K15]^2/4))^2) * [.$I$11]))" office:value-type="float" office:value="0.000289420755306736" calcext:value-type="float">
            <text:p>0.0003</text:p>
          </table:table-cell>
          <table:table-cell table:style-name="ce1" table:formula="of:=((([.$B$29] * ([.$B$31] + SQRT([.$B$31]^2 - [.L15]^2/4)) + ([.L15]^2 / (2*SQRT([.$B$31]^2 - [.L15]^2/4)) / 2 * [.$B$29]) / [.$B$31] +  ([.$B$31] + SQRT([.$B$31]^2 - [.L15]^2/4))^2) * [.$I$11]))" office:value-type="float" office:value="0.000755896312447303" calcext:value-type="float">
            <text:p>0.0008</text:p>
          </table:table-cell>
          <table:table-cell/>
          <table:table-cell table:formula="of:=1/[.N15]^2" office:value-type="float" office:value="11938249.6041525" calcext:value-type="float">
            <text:p>11938249.6041525</text:p>
          </table:table-cell>
          <table:table-cell table:formula="of:=1/[.O15]^2" office:value-type="float" office:value="1750151.1053337" calcext:value-type="float">
            <text:p>1750151.1053337</text:p>
          </table:table-cell>
          <table:table-cell table:formula="of:=[.K15]^2 / [.N15]^2" office:value-type="float" office:value="31483.1560398695" calcext:value-type="float">
            <text:p>31483.1560398695</text:p>
          </table:table-cell>
          <table:table-cell table:formula="of:=[.L15]^2 / [.O15]^2" office:value-type="float" office:value="15979.5896578586" calcext:value-type="float">
            <text:p>15979.5896578586</text:p>
          </table:table-cell>
          <table:table-cell table:formula="of:=[.K15] / [.N15]^2" office:value-type="float" office:value="613069.143841415" calcext:value-type="float">
            <text:p>613069.143841415</text:p>
          </table:table-cell>
          <table:table-cell table:formula="of:=[.L15] / [.O15]^2" office:value-type="float" office:value="167232.462466114" calcext:value-type="float">
            <text:p>167232.462466114</text:p>
          </table:table-cell>
        </table:table-row>
        <table:table-row table:style-name="ro1">
          <table:table-cell table:style-name="ce1" table:formula="of:=1/SQRT([.A7])" office:value-type="float" office:value="0.02" calcext:value-type="float">
            <text:p>0.0200</text:p>
          </table:table-cell>
          <table:table-cell table:style-name="ce1" table:formula="of:=[.B7]/[.$B$27]" office:value-type="float" office:value="0.0442901234567901" calcext:value-type="float">
            <text:p>0.0443</text:p>
          </table:table-cell>
          <table:table-cell table:style-name="ce1" table:formula="of:=[.C7]/[.$B$27]" office:value-type="float" office:value="0.0540637860082305" calcext:value-type="float">
            <text:p>0.0541</text:p>
          </table:table-cell>
          <table:table-cell table:style-name="ce1" table:formula="of:=[.D7]/[.$B$27]" office:value-type="float" office:value="0.0759259259259259" calcext:value-type="float">
            <text:p>0.0759</text:p>
          </table:table-cell>
          <table:table-cell table:style-name="ce1" table:formula="of:=[.E7]/[.$B$27]" office:value-type="float" office:value="0.0823045267489712" calcext:value-type="float">
            <text:p>0.0823</text:p>
          </table:table-cell>
          <table:table-cell/>
          <table:table-cell table:style-name="ce1" table:formula="of:=AVERAGE([.B16:.C16])" office:value-type="float" office:value="0.0491769547325103" calcext:value-type="float">
            <text:p>0.0492</text:p>
          </table:table-cell>
          <table:table-cell table:style-name="ce1" table:formula="of:=AVERAGE([.D16:.E16])" office:value-type="float" office:value="0.0791152263374486" calcext:value-type="float">
            <text:p>0.0791</text:p>
          </table:table-cell>
          <table:table-cell table:number-columns-repeated="2"/>
          <table:table-cell table:style-name="ce1" table:formula="of:=[.$B$29] *[.G16] / ([.$B$31] + SQRT([.$B$31]^2 - [.G16]^2/4))" office:value-type="float" office:value="0.0560844883124912" calcext:value-type="float">
            <text:p>0.0561</text:p>
          </table:table-cell>
          <table:table-cell table:style-name="ce1" table:formula="of:=[.$B$29] *[.H16] / ([.$B$31] + SQRT([.$B$31]^2 - [.H16]^2/4))" office:value-type="float" office:value="0.097452900790024" calcext:value-type="float">
            <text:p>0.0975</text:p>
          </table:table-cell>
          <table:table-cell/>
          <table:table-cell table:style-name="ce1" table:formula="of:=((([.$B$29] * ([.$B$31] + SQRT([.$B$31]^2 - [.K16]^2/4)) + ([.K16]^2 / (2*SQRT([.$B$31]^2 - [.K16]^2/4)) / 2 * [.$B$29]) / [.$B$31] +  ([.$B$31] + SQRT([.$B$31]^2 - [.K16]^2/4))^2) * [.$I$11]))" office:value-type="float" office:value="0.000315186424140448" calcext:value-type="float">
            <text:p>0.0003</text:p>
          </table:table-cell>
          <table:table-cell table:style-name="ce1" table:formula="of:=((([.$B$29] * ([.$B$31] + SQRT([.$B$31]^2 - [.L16]^2/4)) + ([.L16]^2 / (2*SQRT([.$B$31]^2 - [.L16]^2/4)) / 2 * [.$B$29]) / [.$B$31] +  ([.$B$31] + SQRT([.$B$31]^2 - [.L16]^2/4))^2) * [.$I$11]))" office:value-type="float" office:value="0.000797501294125643" calcext:value-type="float">
            <text:p>0.0008</text:p>
          </table:table-cell>
          <table:table-cell/>
          <table:table-cell table:formula="of:=1/[.N16]^2" office:value-type="float" office:value="10066186.9951876" calcext:value-type="float">
            <text:p>10066186.9951876</text:p>
          </table:table-cell>
          <table:table-cell table:formula="of:=1/[.O16]^2" office:value-type="float" office:value="1572306.48999399" calcext:value-type="float">
            <text:p>1572306.48999399</text:p>
          </table:table-cell>
          <table:table-cell table:formula="of:=[.K16]^2 / [.N16]^2" office:value-type="float" office:value="31662.8874891925" calcext:value-type="float">
            <text:p>31662.8874891925</text:p>
          </table:table-cell>
          <table:table-cell table:formula="of:=[.L16]^2 / [.O16]^2" office:value-type="float" office:value="14932.3014516727" calcext:value-type="float">
            <text:p>14932.3014516727</text:p>
          </table:table-cell>
          <table:table-cell table:formula="of:=[.K16] / [.N16]^2" office:value-type="float" office:value="564556.94688295" calcext:value-type="float">
            <text:p>564556.94688295</text:p>
          </table:table-cell>
          <table:table-cell table:formula="of:=[.L16] / [.O16]^2" office:value-type="float" office:value="153225.828380896" calcext:value-type="float">
            <text:p>153225.828380896</text:p>
          </table:table-cell>
        </table:table-row>
        <table:table-row table:style-name="ro1">
          <table:table-cell table:number-columns-repeated="16"/>
          <table:table-cell table:style-name="ce2"/>
          <table:table-cell table:number-columns-repeated="5"/>
        </table:table-row>
        <table:table-row table:style-name="ro1">
          <table:table-cell table:number-columns-repeated="16"/>
          <table:table-cell office:value-type="string" calcext:value-type="string">
            <text:p>delta small</text:p>
          </table:table-cell>
          <table:table-cell office:value-type="string" calcext:value-type="string">
            <text:p>delta large</text:p>
          </table:table-cell>
          <table:table-cell table:number-columns-repeated="4"/>
        </table:table-row>
        <table:table-row table:style-name="ro1">
          <table:table-cell table:number-columns-repeated="16"/>
          <table:table-cell table:formula="of:=SUM([.Q11:.Q16])*SUM([.S11:.S16])-SUM([.U11:.U16])^2" office:value-type="float" office:value="5282772177953.84" calcext:value-type="float">
            <text:p>5282772177953.84</text:p>
          </table:table-cell>
          <table:table-cell table:formula="of:=SUM([.R11:.R16])*SUM([.T11:.T16])-SUM([.V11:.V16])^2" office:value-type="float" office:value="116276403215.998" calcext:value-type="float">
            <text:p>116276403215.998</text:p>
          </table:table-cell>
          <table:table-cell table:number-columns-repeated="4"/>
        </table:table-row>
        <table:table-row table:style-name="ro1" table:number-rows-repeated="6">
          <table:table-cell table:number-columns-repeated="22"/>
        </table:table-row>
        <table:table-row table:style-name="ro1">
          <table:table-cell office:value-type="string" calcext:value-type="string">
            <text:p>Pixels/10cm</text:p>
          </table:table-cell>
          <table:table-cell office:value-type="float" office:value="1944" calcext:value-type="float">
            <text:p>19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ixels/m</text:p>
          </table:table-cell>
          <table:table-cell table:formula="of:=[.B26]*10" office:value-type="float" office:value="19440" calcext:value-type="float">
            <text:p>1944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 (mm)</text:p>
          </table:table-cell>
          <table:table-cell office:value-type="float" office:value="138" calcext:value-type="float">
            <text:p>1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L (m)</text:p>
          </table:table-cell>
          <table:table-cell table:formula="of:=[.B28]/1000" office:value-type="float" office:value="0.138" calcext:value-type="float">
            <text:p>0.13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 (mm)</text:p>
          </table:table-cell>
          <table:table-cell office:value-type="float" office:value="63" calcext:value-type="float">
            <text:p>6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 (m)</text:p>
          </table:table-cell>
          <table:table-cell table:formula="of:=[.B30]/1000" office:value-type="float" office:value="0.063" calcext:value-type="float">
            <text:p>0.063</text:p>
          </table:table-cell>
          <table:table-cell table:number-columns-repeated="20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Error (px) (D)</text:p>
          </table:table-cell>
          <table:table-cell office:value-type="float" office:value="100" calcext:value-type="float">
            <text:p>10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rror (m) (D)</text:p>
          </table:table-cell>
          <table:table-cell table:formula="of:=[.B33]/[.B27]" office:value-type="float" office:value="0.0051440329218107" calcext:value-type="float">
            <text:p>0.0051440329218107</text:p>
          </table:table-cell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0">00/00/0000</text:date>, <text:time style:data-style-name="N2" text:time-value="16:26:36.2157297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14:07:31.261260200</meta:creation-date>
    <dc:date>2025-02-10T17:20:59.226520404</dc:date>
    <meta:editing-duration>PT40M53S</meta:editing-duration>
    <meta:editing-cycles>6</meta:editing-cycles>
    <meta:generator>LibreOffice/24.8.4.2$Linux_X86_64 LibreOffice_project/480$Build-2</meta:generator>
    <meta:document-statistic meta:table-count="1" meta:cell-count="176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H11:Sheet1.H16 Sheet1.A10:Sheet1.A16" chart:data-source-has-labels="row" svg:x="1.331cm" svg:y="0.18cm" svg:width="14.349cm" svg:height="7.659cm">
          <chart:coordinate-region svg:x="2.634cm" svg:y="0.379cm" svg:width="12.518cm" svg:height="6.813cm"/>
          <chart:axis chart:dimension="x" chart:name="primary-x" chart:style-name="ch3">
            <chart:title svg:x="7.671cm" svg:y="8.019cm" chart:style-name="ch4">
              <text:p><text:span text:style-name="T1">D_M_large</text:span></text:p>
            </chart:title>
          </chart:axis>
          <chart:axis chart:dimension="y" chart:name="primary-y" chart:style-name="ch3">
            <chart:title svg:x="0.451cm" svg:y="4.772cm" chart:style-name="ch5">
              <text:p><text:span text:style-name="T2">1 / sqrt(U)</text:span></text:p>
            </chart:title>
            <chart:grid chart:style-name="ch6" chart:class="major"/>
          </chart:axis>
          <chart:series chart:style-name="ch7" chart:values-cell-range-address="Sheet1.A11:Sheet1.A16" chart:label-cell-address="Sheet1.A10:Sheet1.A10" chart:class="chart:scatter">
            <chart:domain table:cell-range-address="Sheet1.H11:Sheet1.H1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1/sqrt(U)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9320987654321">
                <text:p>0.0529320987654321</text:p>
                <draw:g>
                  <svg:desc>Sheet1.H11:Sheet1.H16</svg:desc>
                </draw:g>
              </table:table-cell>
              <table:table-cell office:value-type="float" office:value="0.014142135623731">
                <text:p>0.014142135623731</text:p>
                <draw:g>
                  <svg:desc>Sheet1.A11:Sheet1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0956790123457">
                <text:p>0.0560956790123457</text:p>
              </table:table-cell>
              <table:table-cell office:value-type="float" office:value="0.0149071198499986">
                <text:p>0.014907119849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0730452674897">
                <text:p>0.0570730452674897</text:p>
              </table:table-cell>
              <table:table-cell office:value-type="float" office:value="0.0158113883008419">
                <text:p>0.015811388300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12962962962963">
                <text:p>0.0712962962962963</text:p>
              </table:table-cell>
              <table:table-cell office:value-type="float" office:value="0.0169030850945703">
                <text:p>0.0169030850945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7906378600823">
                <text:p>0.077906378600823</text:p>
              </table:table-cell>
              <table:table-cell office:value-type="float" office:value="0.0182574185835055">
                <text:p>0.0182574185835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91152263374486">
                <text:p>0.0791152263374486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T1" style:family="text">
      <style:text-properties style:text-position="0% 100%" fo:font-size="9pt" style:letter-kerning="false" style:font-size-asian="9pt" style:font-size-complex="9pt"/>
    </style:style>
    <style:style style:name="T2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G11:Sheet1.G16 Sheet1.A10:Sheet1.A16" chart:data-source-has-labels="row" svg:x="1.331cm" svg:y="0.18cm" svg:width="14.349cm" svg:height="7.659cm">
          <chart:coordinate-region svg:x="2.634cm" svg:y="0.379cm" svg:width="12.518cm" svg:height="6.813cm"/>
          <chart:axis chart:dimension="x" chart:name="primary-x" chart:style-name="ch3">
            <chart:title svg:x="7.654cm" svg:y="8.019cm" chart:style-name="ch4">
              <text:p><text:span text:style-name="T1">D_M_small</text:span></text:p>
            </chart:title>
          </chart:axis>
          <chart:axis chart:dimension="y" chart:name="primary-y" chart:style-name="ch3">
            <chart:title svg:x="0.451cm" svg:y="4.772cm" chart:style-name="ch5">
              <text:p><text:span text:style-name="T2">1 / sqrt(U)</text:span></text:p>
            </chart:title>
            <chart:grid chart:style-name="ch6" chart:class="major"/>
          </chart:axis>
          <chart:series chart:style-name="ch7" chart:values-cell-range-address="Sheet1.A11:Sheet1.A16" chart:label-cell-address="Sheet1.A10:Sheet1.A10" chart:class="chart:scatter">
            <chart:domain table:cell-range-address="Sheet1.G11:Sheet1.G16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1/sqrt(U)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12757201646091">
                <text:p>0.0312757201646091</text:p>
                <draw:g>
                  <svg:desc>Sheet1.G11:Sheet1.G16</svg:desc>
                </draw:g>
              </table:table-cell>
              <table:table-cell office:value-type="float" office:value="0.014142135623731">
                <text:p>0.014142135623731</text:p>
                <draw:g>
                  <svg:desc>Sheet1.A11:Sheet1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32304526748971">
                <text:p>0.0332304526748971</text:p>
              </table:table-cell>
              <table:table-cell office:value-type="float" office:value="0.0149071198499986">
                <text:p>0.014907119849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53137860082305">
                <text:p>0.0353137860082305</text:p>
              </table:table-cell>
              <table:table-cell office:value-type="float" office:value="0.0158113883008419">
                <text:p>0.015811388300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10493827160494">
                <text:p>0.0410493827160494</text:p>
              </table:table-cell>
              <table:table-cell office:value-type="float" office:value="0.0169030850945703">
                <text:p>0.0169030850945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3189300411523">
                <text:p>0.0453189300411523</text:p>
              </table:table-cell>
              <table:table-cell office:value-type="float" office:value="0.0182574185835055">
                <text:p>0.0182574185835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91769547325103">
                <text:p>0.0491769547325103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3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>
      <style:chart-properties chart:auto-position="true" style:rotation-angle="90"/>
      <style:text-properties fo:font-size="13pt" style:font-size-asian="13pt" style:font-size-complex="13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004586"/>
    </style:style>
    <style:style style:name="ch9" style:family="chart"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K11:Sheet1.K16 Sheet1.A10:Sheet1.A16" chart:data-source-has-labels="row" svg:x="1.331cm" svg:y="0.18cm" svg:width="14.349cm" svg:height="7.659cm">
          <chart:coordinate-region svg:x="2.634cm" svg:y="0.379cm" svg:width="12.519cm" svg:height="6.813cm"/>
          <chart:axis chart:dimension="x" chart:name="primary-x" chart:style-name="ch3">
            <chart:title svg:x="7.724cm" svg:y="8.019cm" chart:style-name="ch4">
              <text:p><text:span text:style-name="T1">D_E small</text:span></text:p>
            </chart:title>
          </chart:axis>
          <chart:axis chart:dimension="y" chart:name="primary-y" chart:style-name="ch3">
            <chart:title svg:x="0.451cm" svg:y="4.578cm" chart:style-name="ch5">
              <text:p><text:span text:style-name="T1">1/sqrtU</text:span></text:p>
            </chart:title>
            <chart:grid chart:style-name="ch6" chart:class="major"/>
          </chart:axis>
          <chart:series chart:style-name="ch7" chart:values-cell-range-address="Sheet1.A11:Sheet1.A16" chart:label-cell-address="Sheet1.A10:Sheet1.A10" chart:class="chart:scatter">
            <chart:domain table:cell-range-address="Sheet1.K11:Sheet1.K16"/>
            <chart:mean-value chart:style-name="ch8"/>
            <chart:regression-curve chart:style-name="ch9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1/sqrt(U)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47988988152349">
                <text:p>0.0347988988152349</text:p>
                <draw:g>
                  <svg:desc>Sheet1.K11:Sheet1.K16</svg:desc>
                </draw:g>
              </table:table-cell>
              <table:table-cell office:value-type="float" office:value="0.014142135623731">
                <text:p>0.014142135623731</text:p>
                <draw:g>
                  <svg:desc>Sheet1.A11:Sheet1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.0149071198499986">
                <text:p>0.014907119849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3946790600529">
                <text:p>0.03946790600529</text:p>
              </table:table-cell>
              <table:table-cell office:value-type="float" office:value="0.0158113883008419">
                <text:p>0.015811388300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462196602345028">
                <text:p>0.0462196602345028</text:p>
              </table:table-cell>
              <table:table-cell office:value-type="float" office:value="0.0169030850945703">
                <text:p>0.0169030850945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13533528087876">
                <text:p>0.0513533528087876</text:p>
              </table:table-cell>
              <table:table-cell office:value-type="float" office:value="0.0182574185835055">
                <text:p>0.0182574185835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60844883124912">
                <text:p>0.0560844883124912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30">
      <number:number number:decimal-places="4" number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3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3pt" style:font-size-asian="13pt" style:font-size-complex="13pt"/>
    </style:style>
    <style:style style:name="ch5" style:family="chart" style:data-style-name="N13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Sheet1.L11:Sheet1.L16 Sheet1.A10:Sheet1.A16" chart:data-source-has-labels="row" svg:x="1.331cm" svg:y="0.18cm" svg:width="14.349cm" svg:height="7.659cm">
          <chart:coordinate-region svg:x="2.635cm" svg:y="0.379cm" svg:width="12.518cm" svg:height="6.813cm"/>
          <chart:axis chart:dimension="x" chart:name="primary-x" chart:style-name="ch3">
            <chart:title svg:x="7.759cm" svg:y="8.019cm" chart:style-name="ch4">
              <text:p><text:span text:style-name="T1">D_e large</text:span></text:p>
            </chart:title>
          </chart:axis>
          <chart:axis chart:dimension="y" chart:name="primary-y" chart:style-name="ch5">
            <chart:title svg:x="0.451cm" svg:y="4.622cm" chart:style-name="ch6">
              <text:p><text:span text:style-name="T1">1/sqrt U</text:span></text:p>
            </chart:title>
            <chart:grid chart:style-name="ch7" chart:class="major"/>
          </chart:axis>
          <chart:series chart:style-name="ch8" chart:values-cell-range-address="Sheet1.A11:Sheet1.A16" chart:label-cell-address="Sheet1.A10:Sheet1.A10" chart:class="chart:scatter">
            <chart:domain table:cell-range-address="Sheet1.L11:Sheet1.L16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1/sqrt(U)</text:p>
                <draw:g>
                  <svg:desc>Sheet1.A10:Sheet1.A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07851839899066">
                <text:p>0.0607851839899066</text:p>
                <draw:g>
                  <svg:desc>Sheet1.L11:Sheet1.L16</svg:desc>
                </draw:g>
              </table:table-cell>
              <table:table-cell office:value-type="float" office:value="0.014142135623731">
                <text:p>0.014142135623731</text:p>
                <draw:g>
                  <svg:desc>Sheet1.A11:Sheet1.A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482766268537">
                <text:p>0.06482766268537</text:p>
              </table:table-cell>
              <table:table-cell office:value-type="float" office:value="0.0149071198499986">
                <text:p>0.01490711984999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0931172081171">
                <text:p>0.0660931172081171</text:p>
              </table:table-cell>
              <table:table-cell office:value-type="float" office:value="0.0158113883008419">
                <text:p>0.0158113883008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855970197947595">
                <text:p>0.0855970197947595</text:p>
              </table:table-cell>
              <table:table-cell office:value-type="float" office:value="0.0169030850945703">
                <text:p>0.01690308509457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955531564997229">
                <text:p>0.0955531564997229</text:p>
              </table:table-cell>
              <table:table-cell office:value-type="float" office:value="0.0182574185835055">
                <text:p>0.01825741858350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97452900790024">
                <text:p>0.097452900790024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4.2$Linux_X86_64 LibreOffice_project/48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